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8E0193E2896E68BF21.png" manifest:media-type="image/png"/>
  <manifest:file-entry manifest:full-path="Pictures/10002AB300002536000020EA56B0914C8827E896.svg" manifest:media-type="image/svg+xml"/>
  <manifest:file-entry manifest:full-path="Pictures/10000000000007D000000364B4A9502D4533864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Noto Serif CJK KR Medium1" svg:font-family="'Noto Serif CJK KR Medium'" style:font-adornments="Medium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4000" draw:fill="none" draw:fill-color="#ffffff" draw:auto-grow-height="true" draw:auto-grow-width="false" fo:max-height="0cm" fo:min-height="19.3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subtitle">
      <style:graphic-properties draw:fill-color="#ffffff" fo:min-height="10.8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1cm"/>
      <style:paragraph-properties style:writing-mode="lr-tb"/>
    </style:style>
    <style:style style:name="pr5" style:family="presentation" style:parent-style-name="Default-subtitle">
      <style:graphic-properties draw:fill-color="#ffffff" fo:min-height="10.149cm"/>
      <style:paragraph-properties style:writing-mode="lr-tb"/>
    </style:style>
    <style:style style:name="pr6" style:family="presentation" style:parent-style-name="Default-title">
      <style:graphic-properties fo:min-height="2.921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style:font-name="AR PL Mingti2L Big5" fo:font-size="192pt" style:font-name-asian="AR PL Mingti2L Big5" style:font-size-asian="192pt" style:font-size-complex="19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style:font-name="AR PL Mingti2L Big5" fo:font-size="192pt" style:font-name-asian="AR PL Mingti2L Big5" style:font-size-asian="192pt" style:font-size-complex="192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AR PL Mingti2L Big5" fo:font-size="96pt" style:font-name-asian="AR PL Mingti2L Big5" style:font-size-asian="106.699996948242pt" style:font-size-complex="96pt"/>
    </style:style>
    <style:style style:name="P9" style:family="paragraph">
      <loext:graphic-properties draw:fill="none" draw:fill-color="#ffffff"/>
      <style:paragraph-properties style:writing-mode="lr-tb"/>
      <style:text-properties fo:color="#00c941" style:font-name="AR PL Mingti2L Big5" fo:font-size="24pt" fo:font-weight="bold" style:font-name-asian="AR PL Mingti2L Big5" style:font-size-asian="26.7000007629395pt" style:font-weight-asian="bold" style:font-size-complex="24pt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style:font-name="Noto Serif CJK JP SemiBold" fo:font-size="32pt" style:font-name-asian="Noto Serif CJK JP SemiBold" style:font-size-asian="32pt" style:font-size-complex="32pt"/>
    </style:style>
    <style:style style:name="P14" style:family="paragraph">
      <loext:graphic-properties draw:fill-color="#ffffff"/>
    </style:style>
    <style:style style:name="T1" style:family="text">
      <style:text-properties fo:color="#729fcf" style:font-name="Noto Serif CJK KR Medium" fo:font-size="192pt" style:font-name-asian="Noto Serif CJK KR Medium" style:font-size-asian="192pt" style:font-size-complex="192pt"/>
    </style:style>
    <style:style style:name="T2" style:family="text">
      <style:text-properties fo:color="#ffd428" style:font-name="Noto Serif CJK KR Medium" fo:font-size="192pt" style:font-name-asian="Noto Serif CJK KR Medium" style:font-size-asian="192pt" style:font-size-complex="19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 PL Mingti2L Big5" fo:font-size="96pt" fo:font-style="normal" fo:text-shadow="none" style:text-underline-style="none" fo:font-weight="normal" style:letter-kerning="true" fo:background-color="transparent" style:font-name-asian="AR PL Mingti2L Big5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IPAPMincho" fo:font-size="96pt" fo:font-style="normal" fo:text-shadow="none" style:text-underline-style="none" fo:font-weight="normal" style:letter-kerning="true" fo:background-color="transparent" style:font-name-asian="IPAPMincho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erif CJK KR Medium" fo:font-size="96pt" style:font-name-asian="Noto Serif CJK KR Medium" style:font-size-asian="96pt" style:font-size-complex="96pt"/>
    </style:style>
    <style:style style:name="T6" style:family="text">
      <style:text-properties style:font-name="Noto Serif CJK KR Medium1" fo:font-size="96pt" style:font-name-asian="Noto Serif CJK KR Medium1" style:font-size-asian="96pt" style:font-size-complex="96pt"/>
    </style:style>
    <style:style style:name="T7" style:family="text">
      <style:text-properties fo:color="#00c941" style:font-name="AR PL Mingti2L Big5" fo:font-size="24pt" fo:font-weight="bold" style:font-name-asian="AR PL Mingti2L Big5" style:font-size-asian="26.7000007629395pt" style:font-weight-asian="bold" style:font-size-complex="24pt" style:font-weight-complex="bold"/>
    </style:style>
    <style:style style:name="T8" style:family="text">
      <style:text-properties fo:color="#81d41a" style:font-name="Noto Serif CJK JP SemiBold" fo:font-size="32pt" style:font-name-asian="Noto Serif CJK JP SemiBold" style:font-size-asian="32pt" style:font-size-complex="32pt"/>
    </style:style>
    <style:style style:name="T9" style:family="text">
      <style:text-properties fo:color="#ff4000" style:font-name="Noto Serif CJK JP SemiBold" fo:font-size="32pt" style:font-name-asian="Noto Serif CJK JP SemiBold" style:font-size-asian="32pt" style:font-size-complex="32pt"/>
    </style:style>
    <style:style style:name="T10" style:family="text">
      <style:text-properties fo:color="#729fcf" style:font-name="Noto Serif CJK JP SemiBold" fo:font-size="32pt" style:font-name-asian="Noto Serif CJK JP SemiBold" style:font-size-asian="32pt" style:font-size-complex="32pt"/>
    </style:style>
    <style:style style:name="T11" style:family="text">
      <style:text-properties fo:color="#ffbf00" style:font-name="Noto Serif CJK JP SemiBold" fo:font-size="32pt" style:font-name-asian="Noto Serif CJK JP SemiBold" style:font-size-asian="32pt" style:font-size-complex="32pt"/>
    </style:style>
    <style:style style:name="T12" style:family="text">
      <style:text-properties fo:color="#ff972f" style:font-name="Noto Serif CJK JP SemiBold" fo:font-size="32pt" style:font-name-asian="Noto Serif CJK JP SemiBold" style:font-size-asian="32pt" style:font-size-complex="32pt"/>
    </style:style>
    <style:style style:name="T13" style:family="text">
      <style:text-properties style:font-name="Noto Serif CJK JP SemiBold" fo:font-size="32pt" style:font-name-asian="Noto Serif CJK JP SemiBold" style:font-size-asian="32pt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3838" style:font-name="Noto Serif CJK JP SemiBold" fo:font-size="32pt" style:font-name-asian="Noto Serif CJK JP SemiBold" style:font-size-asian="32pt" style:font-size-complex="32pt"/>
    </style:style>
    <style:style style:name="T16" style:family="text">
      <style:text-properties fo:color="#ffff00" style:font-name="Noto Serif CJK JP SemiBold" fo:font-size="32pt" style:font-name-asian="Noto Serif CJK JP SemiBold" style:font-size-asian="32pt" style:font-size-complex="32pt"/>
    </style:style>
    <style:style style:name="T17" style:family="text">
      <style:text-properties style:font-name="AR PL Mingti2L Big5" fo:font-size="32pt" style:font-name-asian="AR PL Mingti2L Big5" style:font-size-asian="32pt" style:font-size-complex="32pt"/>
    </style:style>
    <style:style style:name="T18" style:family="text">
      <style:text-properties style:font-name="IPAPMincho" fo:font-size="32pt" style:font-name-asian="IPAPMincho" style:font-size-asian="32pt" style:font-size-complex="32pt"/>
    </style:style>
    <style:style style:name="T19" style:family="text">
      <style:text-properties style:font-name="Noto Serif CJK KR Medium" fo:font-size="32pt" style:font-name-asian="Noto Serif CJK KR Mediu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746cm" svg:height="12.042cm" svg:x="0.1cm" svg:y="2.758cm" presentation:class="graphic" presentation:user-transformed="true">
          <draw:image xlink:href="Pictures/10000000000007D000000364B4A9502D4533864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10.819cm" svg:x="1.001cm" svg:y="2.2cm" presentation:class="subtitle" presentation:user-transformed="true">
          <draw:text-box>
            <text:p text:style-name="P3"><text:span text:style-name="T1">魄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text-style-name="P6" draw:layer="layout" svg:width="25.199cm" svg:height="10.819cm" svg:x="1.001cm" svg:y="2.2cm" presentation:class="subtitle" presentation:user-transformed="true">
          <draw:text-box>
            <text:p text:style-name="P3"><text:span text:style-name="T2">珀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8cm" svg:height="16.628cm" svg:x="4cm" svg:y="0.6cm">
          <draw:image xlink:href="Pictures/10002AB300002536000020EA56B0914C8827E896.svg" xlink:type="simple" xlink:show="embed" xlink:actuate="onLoad" loext:mime-type="image/svg+xml">
            <text:p/>
          </draw:image>
          <draw:image xlink:href="Pictures/10000201000001C20000018E0193E2896E68BF21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2.921cm" svg:x="1.4cm" svg:y="0.697cm" presentation:class="title" presentation:placeholder="true">
          <draw:text-box/>
        </draw:frame>
        <draw:frame presentation:style-name="pr2" draw:text-style-name="P8" draw:layer="layout" svg:width="25.199cm" svg:height="10.819cm" svg:x="1.4cm" svg:y="3.76cm" presentation:class="subtitle" presentation:user-transformed="true">
          <draw:text-box>
            <text:p text:style-name="P3"><text:span text:style-name="T3">魄の</text:span><text:span text:style-name="T4">魄の</text:span><text:span text:style-name="T5">魄の</text:span></text:p>
            <text:p text:style-name="P3"><text:span text:style-name="T3">珀は</text:span><text:span text:style-name="T4">珀は</text:span><text:span text:style-name="T6">珀は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9" draw:layer="layout" svg:width="24.2cm" svg:height="19.574cm" svg:x="2.2cm" svg:y="1cm">
          <draw:text-box>
            <text:p><text:span text:style-name="T7">の コ コ 本 　 註 　 こ シ カ こ そ サ カ カ 加 　 註</text:span></text:p>
            <text:p><text:span text:style-name="T7">事 タ タ と 　 　 　 と ン ズ の う ム ズ ズ え</text:span></text:p>
            <text:p><text:span text:style-name="T7">で エ エ は 　 主 　 で サ ・ ノ で で 達 達 る 　 再</text:span></text:p>
            <text:p><text:span text:style-name="T7">す を は 　 　 プ 　 す ム ノ コ な す の と と 　 帰</text:span></text:p>
            <text:p><text:span text:style-name="T7">。 見 三 　 　 ロ 　 。 が コ カ い け 長 サ は 　 関</text:span></text:p>
            <text:p><text:span text:style-name="T7">　 せ 十 　 　 グ 　 　 サ カ ズ 場 れ さ ム 　 　 数</text:span></text:p>
            <text:p><text:span text:style-name="T7">　 る 四 　 　 ラ 　 　 ム ズ 達 合 ど が で 　 　 の</text:span></text:p>
            <text:p><text:span text:style-name="T7">　 　 と 　 　 ム 　 　 に 達 と は 、 零 　 　 　 例</text:span></text:p>
            <text:p><text:span text:style-name="T7">　 　 八 　 　 。 　 　 カ が シ 、 　 に 　 　 　 の</text:span></text:p>
            <text:p><text:span text:style-name="T7">　 　 を 　 　 　 　 　 ズ カ ン 　 　 等 　 　 　 ﹁ </text:span></text:p>
            <text:p><text:span text:style-name="T7">　 　 加 　 　 　 　 　 を ズ サ 　 　 し 　 　 　 加</text:span></text:p>
            <text:p><text:span text:style-name="T7">　 　 え 　 　 　 　 　 足 達 ム 　 　 い 　 　 　 え</text:span></text:p>
            <text:p><text:span text:style-name="T7">　 　 る 　 　 　 　 　 す で を 　 　 場 　 　 　 る</text:span></text:p>
            <text:p><text:span text:style-name="T7">　 　 で 　 　 　 　 　 る 、 加 　 　 合 　 　 　 ﹂</text:span></text:p>
            <text:p><text:span text:style-name="T7">　 　 、 　 　 　 　 　 　 　 え 　 　 は 　 　 　 。</text:span></text:p>
            <text:p><text:span text:style-name="T7">　 　 　 　 　 　 　 　 　 　 る</text:span></text:p>
            <text:p><text:span text:style-name="T7">　 　 　 　 　 　 　 　 　 　 に</text:span></text:p>
            <text:p><text:span text:style-name="T7">　 　 　 　 　 　 　 　 　 　 、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2.921cm" svg:x="1.4cm" svg:y="0.697cm" presentation:class="title" presentation:placeholder="true">
          <draw:text-box/>
        </draw:frame>
        <draw:frame presentation:style-name="pr5" draw:text-style-name="P11" draw:layer="layout" svg:width="25.199cm" svg:height="10.149cm" svg:x="1.8cm" svg:y="4.073cm" presentation:class="subtitle" presentation:user-transformed="true">
          <draw:text-box>
            <text:p text:style-name="P10"><text:span text:style-name="T8">ラムダ</text:span><text:span text:style-name="T9">は</text:span><text:span text:style-name="T10">或</text:span><text:span text:style-name="T8">エクス</text:span><text:span text:style-name="T9">で</text:span><text:span text:style-name="T8">エクス</text:span><text:span text:style-name="T11">掛ける</text:span><text:span text:style-name="T8">エクス</text:span><text:span text:style-name="T12">です</text:span><text:span text:style-name="T13">、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921cm" svg:x="1.4cm" svg:y="0.697cm" presentation:class="title" presentation:placeholder="true">
          <draw:text-box/>
        </draw:frame>
        <draw:frame draw:style-name="gr5" draw:text-style-name="P13" draw:layer="layout" svg:width="18.54cm" svg:height="9.983cm" svg:x="5cm" svg:y="5.4cm">
          <draw:text-box>
            <text:p text:style-name="P12"><text:span text:style-name="T11">試す</text:span><text:span text:style-name="T15">とは</text:span><text:span text:style-name="T8">サイ</text:span><text:span text:style-name="T15">と</text:span><text:span text:style-name="T8">ワイ</text:span><text:span text:style-name="T15">で</text:span></text:p>
            <text:p text:style-name="P12"><text:span text:style-name="T13">【</text:span><text:span text:style-name="T10">この</text:span><text:span text:style-name="T8">エクス</text:span><text:span text:style-name="T11">割る</text:span><text:span text:style-name="T8">サイ</text:span><text:span text:style-name="T15">に</text:span></text:p>
            <text:p text:style-name="P12"><text:span text:style-name="T8">ワ</text:span><text:span text:style-name="T15">が</text:span><text:span text:style-name="T16">四十二</text:span><text:span text:style-name="T12">で御座います</text:span><text:span text:style-name="T13">、</text:span></text:p>
            <text:p text:style-name="P12"><text:span text:style-name="T8">エクス</text:span><text:span text:style-name="T15">が</text:span><text:span text:style-name="T8">ワ</text:span><text:span text:style-name="T11">足す</text:span><text:span text:style-name="T8">ワイ</text:span><text:span text:style-name="T12">で御座います</text:span><text:span text:style-name="T13">】</text:span></text:p>
            <text:p text:style-name="P12"><text:span text:style-name="T15">と</text:span><text:span text:style-name="T16">弐</text:span><text:span text:style-name="T15">を</text:span><text:span text:style-name="T11">掛けて下さい</text:span></text:p>
            <text:p text:style-name="P12"><text:span text:style-name="T15">と</text:span><text:span text:style-name="T11">言う</text:span><text:span text:style-name="T15">の</text:span><text:span text:style-name="T16">事</text:span><text:span text:style-name="T12">で御座います</text:span><text:span text:style-name="T13">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2.921cm" svg:x="1.4cm" svg:y="0.697cm" presentation:class="title" presentation:placeholder="true">
          <draw:text-box/>
        </draw:frame>
        <draw:frame presentation:style-name="pr5" draw:text-style-name="P11" draw:layer="layout" svg:width="25.199cm" svg:height="10.149cm" svg:x="1.8cm" svg:y="4.073cm" presentation:class="subtitle" presentation:user-transformed="true">
          <draw:text-box>
            <text:p text:style-name="P10"><text:span text:style-name="T17">ラムダは或エクスでエクス掛けるエクスです、</text:span></text:p>
            <text:p text:style-name="P10"><text:span text:style-name="T18">ラムダは或エクスでエクス掛けるエクスです、</text:span></text:p>
            <text:p text:style-name="P10"><text:span text:style-name="T19">ラムダは或エクスでエクス掛けるエクスです、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Noto Serif CJK KR Medium1" svg:font-family="'Noto Serif CJK KR Medium'" style:font-adornments="Medium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2:00:28.879616450</meta:creation-date>
    <dc:date>2021-09-05T10:21:24.249588702</dc:date>
    <meta:editing-duration>PT3H23M52S</meta:editing-duration>
    <meta:editing-cycles>12</meta:editing-cycles>
    <meta:generator>LibreOffice/6.4.7.2$Linux_X86_64 LibreOffice_project/40$Build-2</meta:generator>
    <meta:document-statistic meta:object-count="52"/>
  </office:meta>
</office:document-meta>
</file>